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0.7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238cm" fo:break-before="auto" style:use-optimal-row-height="false"/>
    </style:style>
    <style:style style:name="ro14" style:family="table-row">
      <style:table-row-properties style:row-height="0.9cm" fo:break-before="auto" style:use-optimal-row-height="false"/>
    </style:style>
    <style:style style:name="ro15" style:family="table-row">
      <style:table-row-properties style:row-height="0.423cm" fo:break-before="auto" style:use-optimal-row-height="false"/>
    </style:style>
    <style:style style:name="ro16" style:family="table-row">
      <style:table-row-properties style:row-height="0.953cm" fo:break-before="auto" style:use-optimal-row-height="false"/>
    </style:style>
    <style:style style:name="ro17" style:family="table-row">
      <style:table-row-properties style:row-height="0.411cm" fo:break-before="auto" style:use-optimal-row-height="true"/>
    </style:style>
    <style:style style:name="ta1" style:family="table" style:master-page-name="PageStyle_5f_Платежное_20_поручение">
      <style:table-properties table:display="true" style:writing-mode="lr-tb"/>
    </style:style>
    <number:number-style style:name="N5002" number:language="ru" number:country="RU">
      <number:number number:decimal-places="2" number:min-integer-digits="1"/>
    </number:number-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ru" number:country="RU">
      <number:text-content/>
    </number:text-style>
    <style:style style:name="ce1" style:family="table-cell" style:parent-style-name="Excel_20_Built-in_20_Normal_20_1">
      <style:table-cell-properties fo:background-color="#ffffff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" style:family="table-cell" style:parent-style-name="Excel_20_Built-in_20_Normal_20_1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" style:family="table-cell" style:parent-style-name="Excel_20_Built-in_20_Normal_20_1" style:data-style-name="N51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" style:family="table-cell" style:parent-style-name="Excel_20_Built-in_20_Normal_20_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" style:family="table-cell" style:parent-style-name="Excel_20_Built-in_20_Normal_20_1">
      <style:table-cell-properties fo:background-color="#ffffff"/>
      <style:text-properties fo:color="#ffffff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Excel_20_Built-in_20_Normal_20_1" style:data-style-name="N5002">
      <style:table-cell-properties fo:background-color="#ffffff"/>
      <style:text-properties fo:color="#ffffff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0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Excel_20_Built-in_20_Normal_20_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4" style:family="table-cell" style:parent-style-name="Excel_20_Built-in_20_Normal_20_1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5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Excel_20_Built-in_20_Normal_20_1" style:data-style-name="N50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1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2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4" style:family="table-cell" style:parent-style-name="Excel_20_Built-in_20_Normal_20_1" style:data-style-name="N51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6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8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29" style:family="table-cell" style:parent-style-name="Excel_20_Built-in_20_Normal_20_1" style:data-style-name="N51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0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Excel_20_Built-in_20_Normal_20_1" style:data-style-name="N51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2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3" style:family="table-cell" style:parent-style-name="Excel_20_Built-in_20_Normal_20_1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4" style:family="table-cell" style:parent-style-name="Excel_20_Built-in_20_Normal_20_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Excel_20_Built-in_20_Normal_20_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Excel_20_Built-in_20_Normal_20_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Excel_20_Built-in_20_Normal_20_1" style:data-style-name="N51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8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9" style:family="table-cell" style:parent-style-name="Excel_20_Built-in_20_Normal_20_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Excel_20_Built-in_20_Normal_20_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1" style:family="table-cell" style:parent-style-name="Excel_20_Built-in_20_Normal_20_1" style:data-style-name="N5036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3" style:family="table-cell" style:parent-style-name="Excel_20_Built-in_20_Normal_20_1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Excel_20_Built-in_20_Normal_20_1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5" style:family="table-cell" style:parent-style-name="Excel_20_Built-in_20_Normal_20_1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6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Excel_20_Built-in_20_Normal_20_1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Excel_20_Built-in_20_Normal_20_1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Excel_20_Built-in_20_Normal_20_1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0" style:family="table-cell" style:parent-style-name="Excel_20_Built-in_20_Normal_20_1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1" style:family="table-cell" style:parent-style-name="Excel_20_Built-in_20_Normal_20_1">
      <style:table-cell-properties fo:background-color="#ffffff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52" style:family="table-cell" style:parent-style-name="Excel_20_Built-in_20_Normal_20_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3" style:family="table-cell" style:parent-style-name="Excel_20_Built-in_20_Normal_20_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4" style:family="table-cell" style:parent-style-name="Excel_20_Built-in_20_Normal_20_1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5" style:family="table-cell" style:parent-style-name="Excel_20_Built-in_20_Normal_20_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6" style:family="table-cell" style:parent-style-name="Excel_20_Built-in_20_Normal_20_1" style:data-style-name="N50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7" style:family="table-cell" style:parent-style-name="Excel_20_Built-in_20_Normal_20_1" style:data-style-name="N50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8" style:family="table-cell" style:parent-style-name="Excel_20_Built-in_20_Normal_20_1" style:data-style-name="N106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59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0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1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3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4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5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6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7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8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9" style:family="table-cell" style:parent-style-name="Excel_20_Built-in_20_Normal_20_1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0" style:family="table-cell" style:parent-style-name="Excel_20_Built-in_20_Normal_20_1" style:data-style-name="N5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71" style:family="table-cell" style:parent-style-name="Excel_20_Built-in_20_Normal_20_1" style:data-style-name="N50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72" style:family="table-cell" style:parent-style-name="Excel_20_Built-in_20_Normal_20_1" style:data-style-name="N5036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3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4" style:family="table-cell" style:parent-style-name="Excel_20_Built-in_20_Normal_20_1" style:data-style-name="N5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5" style:family="table-cell" style:parent-style-name="Excel_20_Built-in_20_Normal_20_1" style:data-style-name="N5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6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7" style:family="table-cell" style:parent-style-name="Excel_20_Built-in_20_Normal_20_1" style:data-style-name="N5036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78" style:family="table-cell" style:parent-style-name="Excel_20_Built-in_20_Normal_20_1" style:data-style-name="N5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79" style:family="table-cell" style:parent-style-name="Excel_20_Built-in_20_Normal_20_1" style:data-style-name="N50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80" style:family="table-cell" style:parent-style-name="Excel_20_Built-in_20_Normal_20_1" style:data-style-name="N5036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81" style:family="table-cell" style:parent-style-name="Excel_20_Built-in_20_Normal_20_1">
      <style:table-cell-properties fo:border-bottom="none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2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3" style:family="table-cell" style:parent-style-name="Excel_20_Built-in_20_Normal_20_1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4" style:family="table-cell" style:parent-style-name="Excel_20_Built-in_20_Normal_20_1" style:data-style-name="N51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5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6" style:family="table-cell" style:parent-style-name="Excel_20_Built-in_20_Normal_20_1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7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88" style:family="table-cell" style:parent-style-name="Excel_20_Built-in_20_Normal_20_1" style:data-style-name="N5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89" style:family="table-cell" style:parent-style-name="Excel_20_Built-in_20_Normal_20_1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0" style:family="table-cell" style:parent-style-name="Excel_20_Built-in_20_Normal_20_1" style:data-style-name="N51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1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ое поручение" table:style-name="ta1" table:print-ranges="'Платежное поручение'.A1:'Платежное поручение'.AM4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986" table:default-cell-style-name="ce1"/>
        <table:table-row table:style-name="ro1">
          <table:table-cell table:number-columns-repeated="34"/>
          <table:table-cell table:style-name="ce84" office:value-type="string" table:number-columns-spanned="4" table:number-rows-spanned="2">
            <text:p>0401060</text:p>
          </table:table-cell>
          <table:covered-table-cell table:number-columns-repeated="3" table:style-name="ce84"/>
          <table:table-cell table:style-name="ce90"/>
          <table:table-cell table:number-columns-repeated="985"/>
        </table:table-row>
        <table:table-row table:style-name="ro2">
          <table:table-cell table:style-name="ce2" table:number-columns-repeated="2"/>
          <table:table-cell table:style-name="ce5" office:value-type="string" table:number-columns-spanned="7" table:number-rows-spanned="1">
            <text:p>$BankDeliveryDate$</text:p>
          </table:table-cell>
          <table:covered-table-cell table:number-columns-repeated="6" table:style-name="ce5"/>
          <table:table-cell table:style-name="ce28"/>
          <table:table-cell table:style-name="ce5" office:value-type="string" table:number-columns-spanned="7" table:number-rows-spanned="1">
            <text:p>$PayerDate$</text:p>
          </table:table-cell>
          <table:covered-table-cell table:number-columns-repeated="6" table:style-name="ce5"/>
          <table:table-cell table:style-name="ce2" table:number-columns-repeated="6"/>
          <table:table-cell table:style-name="ce51"/>
          <table:table-cell table:style-name="ce2" table:number-columns-repeated="4"/>
          <table:table-cell table:number-columns-repeated="6"/>
          <table:covered-table-cell table:number-columns-repeated="4" table:style-name="ce84"/>
          <table:table-cell table:number-columns-repeated="986"/>
        </table:table-row>
        <table:table-row table:style-name="ro3">
          <table:table-cell table:style-name="ce3" table:number-columns-repeated="2"/>
          <table:table-cell table:style-name="ce6" office:value-type="string" table:number-columns-spanned="7" table:number-rows-spanned="1">
            <text:p>Поступ. в <text:s/>банк плат.</text:p>
          </table:table-cell>
          <table:covered-table-cell table:number-columns-repeated="6" table:style-name="ce6"/>
          <table:table-cell table:style-name="ce29"/>
          <table:table-cell table:style-name="ce6" office:value-type="string" table:number-columns-spanned="7" table:number-rows-spanned="1">
            <text:p>Списано со сч. плат.</text:p>
          </table:table-cell>
          <table:covered-table-cell table:number-columns-repeated="6" table:style-name="ce6"/>
          <table:table-cell table:style-name="ce39"/>
          <table:table-cell table:style-name="ce40" table:number-columns-repeated="10"/>
          <table:table-cell table:number-columns-repeated="996"/>
        </table:table-row>
        <table:table-row table:style-name="ro4">
          <table:table-cell table:number-columns-repeated="2"/>
          <table:table-cell table:style-name="ce7"/>
          <table:table-cell table:number-columns-repeated="14"/>
          <table:table-cell table:style-name="ce4" table:number-columns-repeated="8"/>
          <table:table-cell table:number-columns-repeated="2"/>
          <table:table-cell table:style-name="ce2" table:number-columns-repeated="7"/>
          <table:table-cell table:number-columns-repeated="990"/>
        </table:table-row>
        <table:table-row table:style-name="ro5">
          <table:table-cell table:style-name="ce4" table:number-columns-repeated="2"/>
          <table:table-cell table:style-name="ce8" office:value-type="string" table:number-columns-spanned="10" table:number-rows-spanned="1">
            <text:p>ПЛАТЕЖНОЕ ПОРУЧЕНИЕ </text:p>
          </table:table-cell>
          <table:covered-table-cell table:number-columns-repeated="9" table:style-name="ce22"/>
          <table:table-cell table:style-name="ce34" office:value-type="string">
            <text:p>№</text:p>
          </table:table-cell>
          <table:table-cell table:style-name="ce8" office:value-type="string" table:number-columns-spanned="5" table:number-rows-spanned="1">
            <text:p>$PaymentNumber$</text:p>
          </table:table-cell>
          <table:covered-table-cell table:number-columns-repeated="4" table:style-name="ce22"/>
          <table:table-cell/>
          <table:table-cell table:style-name="ce41" office:value-type="string" table:number-columns-spanned="7" table:number-rows-spanned="1">
            <text:p>$DocDate$</text:p>
          </table:table-cell>
          <table:covered-table-cell table:number-columns-repeated="6" table:style-name="ce41"/>
          <table:table-cell table:style-name="ce72"/>
          <table:table-cell table:style-name="ce77" office:value-type="string" table:number-columns-spanned="7" table:number-rows-spanned="1">
            <text:p>$PaymentKind$</text:p>
          </table:table-cell>
          <table:covered-table-cell table:number-columns-repeated="6" table:style-name="ce77"/>
          <table:table-cell table:style-name="ce28" table:number-columns-repeated="2"/>
          <table:table-cell table:style-name="ce85"/>
          <table:table-cell table:style-name="ce88" office:value-type="string">
            <text:p>$PayerStatus$</text:p>
          </table:table-cell>
          <table:table-cell table:style-name="ce28" table:number-columns-repeated="2"/>
          <table:table-cell table:style-name="ce2"/>
          <table:table-cell table:number-columns-repeated="983"/>
        </table:table-row>
        <table:table-row table:style-name="ro3">
          <table:table-cell table:number-columns-repeated="2"/>
          <table:table-cell table:style-name="ce9"/>
          <table:table-cell table:number-columns-repeated="16"/>
          <table:table-cell table:style-name="ce42" office:value-type="string" table:number-columns-spanned="7" table:number-rows-spanned="1">
            <text:p>Дата</text:p>
          </table:table-cell>
          <table:covered-table-cell table:number-columns-repeated="6" table:style-name="ce42"/>
          <table:table-cell table:style-name="ce28"/>
          <table:table-cell table:style-name="ce42" office:value-type="string" table:number-columns-spanned="7" table:number-rows-spanned="1">
            <text:p>Вид платежа</text:p>
          </table:table-cell>
          <table:covered-table-cell table:number-columns-repeated="6" table:style-name="ce42"/>
          <table:table-cell table:style-name="ce28" table:number-columns-repeated="6"/>
          <table:table-cell table:style-name="ce2"/>
          <table:table-cell table:number-columns-repeated="983"/>
        </table:table-row>
        <table:table-row table:style-name="ro3">
          <table:table-cell table:number-columns-repeated="2"/>
          <table:table-cell table:style-name="ce10" office:value-type="string" table:number-columns-spanned="4" table:number-rows-spanned="3">
            <text:p>Сумма прописью</text:p>
          </table:table-cell>
          <table:covered-table-cell table:number-columns-repeated="3" table:style-name="ce10"/>
          <table:table-cell table:style-name="ce26" office:value-type="string" table:number-columns-spanned="32" table:number-rows-spanned="2">
            <text:p>$PaymentSummString$</text:p>
          </table:table-cell>
          <table:covered-table-cell table:number-columns-repeated="31" table:style-name="ce26"/>
          <table:table-cell table:style-name="ce91" table:number-columns-repeated="6"/>
          <table:table-cell table:number-columns-repeated="980"/>
        </table:table-row>
        <table:table-row table:style-name="ro3">
          <table:table-cell table:number-columns-repeated="2"/>
          <table:covered-table-cell table:number-columns-repeated="4" table:style-name="ce10"/>
          <table:covered-table-cell table:number-columns-repeated="32" table:style-name="ce26"/>
          <table:table-cell table:style-name="ce91" table:number-columns-repeated="6"/>
          <table:table-cell table:number-columns-repeated="980"/>
        </table:table-row>
        <table:table-row table:style-name="ro3">
          <table:table-cell table:number-columns-repeated="2"/>
          <table:covered-table-cell table:number-columns-repeated="4" table:style-name="ce10"/>
          <table:table-cell table:style-name="ce27"/>
          <table:table-cell table:style-name="ce23" table:number-columns-repeated="9"/>
          <table:table-cell table:style-name="ce38" table:number-columns-repeated="21"/>
          <table:table-cell table:style-name="ce89"/>
          <table:table-cell table:style-name="ce91" table:number-columns-repeated="6"/>
          <table:table-cell table:number-columns-repeated="980"/>
        </table:table-row>
        <table:table-row table:style-name="ro6">
          <table:table-cell table:number-columns-repeated="2"/>
          <table:table-cell table:style-name="ce11" office:value-type="string" table:number-columns-spanned="2" table:number-rows-spanned="1">
            <text:p>ИНН</text:p>
          </table:table-cell>
          <table:covered-table-cell table:style-name="ce11"/>
          <table:table-cell table:style-name="ce24" office:value-type="string" table:number-columns-spanned="8" table:number-rows-spanned="1">
            <text:p>$PayerInn$</text:p>
          </table:table-cell>
          <table:covered-table-cell table:number-columns-repeated="7" table:style-name="ce24"/>
          <table:table-cell table:style-name="ce35" office:value-type="string" table:number-columns-spanned="2" table:number-rows-spanned="1">
            <text:p>КПП</text:p>
          </table:table-cell>
          <table:covered-table-cell table:style-name="ce35"/>
          <table:table-cell table:style-name="ce37" office:value-type="string" table:number-columns-spanned="8" table:number-rows-spanned="1">
            <text:p>$PayerKpp$</text:p>
          </table:table-cell>
          <table:covered-table-cell table:number-columns-repeated="7" table:style-name="ce37"/>
          <table:table-cell table:style-name="ce43" office:value-type="string" table:number-columns-spanned="3" table:number-rows-spanned="1">
            <text:p>Сумма</text:p>
          </table:table-cell>
          <table:covered-table-cell table:number-columns-repeated="2" table:style-name="ce43"/>
          <table:table-cell table:style-name="ce58" office:value-type="string" table:number-columns-spanned="12" table:number-rows-spanned="1">
            <text:p>$PaymentSumm$</text:p>
          </table:table-cell>
          <table:covered-table-cell table:number-columns-repeated="11" table:style-name="ce58"/>
          <table:table-cell table:style-name="ce52"/>
          <table:table-cell table:number-columns-repeated="986"/>
        </table:table-row>
        <table:table-row table:style-name="ro4">
          <table:table-cell table:number-columns-repeated="2"/>
          <table:table-cell table:style-name="ce12" office:value-type="string" table:number-columns-spanned="20" table:number-rows-spanned="4">
            <text:p>$PayerName$</text:p>
          </table:table-cell>
          <table:covered-table-cell table:number-columns-repeated="19" table:style-name="ce12"/>
          <table:table-cell table:style-name="ce44"/>
          <table:table-cell table:style-name="ce52"/>
          <table:table-cell table:style-name="ce54"/>
          <table:table-cell table:style-name="ce59"/>
          <table:table-cell table:style-name="ce73" table:number-columns-repeated="8"/>
          <table:table-cell table:style-name="ce73" office:value-type="string">
            <text:p><text:s text:c="934"/></text:p>
          </table:table-cell>
          <table:table-cell table:style-name="ce73"/>
          <table:table-cell table:style-name="ce52" table:number-columns-repeated="2"/>
          <table:table-cell table:number-columns-repeated="986"/>
        </table:table-row>
        <table:table-row table:style-name="ro7">
          <table:table-cell table:number-columns-repeated="2"/>
          <table:covered-table-cell table:number-columns-repeated="20" table:style-name="ce12"/>
          <table:table-cell table:style-name="ce45"/>
          <table:table-cell table:style-name="ce53"/>
          <table:table-cell table:style-name="ce55"/>
          <table:table-cell table:style-name="ce45"/>
          <table:table-cell table:style-name="ce53" table:number-columns-repeated="12"/>
          <table:table-cell table:number-columns-repeated="986"/>
        </table:table-row>
        <table:table-row table:style-name="ro4">
          <table:table-cell table:number-columns-repeated="2"/>
          <table:covered-table-cell table:number-columns-repeated="20" table:style-name="ce12"/>
          <table:table-cell table:style-name="ce46" office:value-type="string" table:number-columns-spanned="3" table:number-rows-spanned="1">
            <text:p>Сч. №</text:p>
          </table:table-cell>
          <table:covered-table-cell table:number-columns-repeated="2" table:style-name="ce46"/>
          <table:table-cell table:style-name="ce60" office:value-type="string" table:number-columns-spanned="11" table:number-rows-spanned="1">
            <text:p>$PayerAccountNumber$</text:p>
          </table:table-cell>
          <table:covered-table-cell table:number-columns-repeated="10" table:style-name="ce60"/>
          <table:table-cell table:style-name="ce86" table:number-columns-repeated="2"/>
          <table:table-cell table:number-columns-repeated="986"/>
        </table:table-row>
        <table:table-row table:style-name="ro4">
          <table:table-cell table:number-columns-repeated="2"/>
          <table:covered-table-cell table:number-columns-repeated="20" table:style-name="ce12"/>
          <table:table-cell table:style-name="ce44"/>
          <table:table-cell table:style-name="ce52"/>
          <table:table-cell table:style-name="ce54"/>
          <table:table-cell table:style-name="ce61"/>
          <table:table-cell table:style-name="ce74" table:number-columns-repeated="12"/>
          <table:table-cell table:number-columns-repeated="986"/>
        </table:table-row>
        <table:table-row table:style-name="ro3">
          <table:table-cell table:number-columns-repeated="2"/>
          <table:table-cell table:style-name="ce13" office:value-type="string" table:number-columns-spanned="20" table:number-rows-spanned="1">
            <text:p>Плательщик</text:p>
          </table:table-cell>
          <table:covered-table-cell table:number-columns-repeated="19" table:style-name="ce13"/>
          <table:table-cell table:style-name="ce45"/>
          <table:table-cell table:style-name="ce53"/>
          <table:table-cell table:style-name="ce55"/>
          <table:table-cell table:style-name="ce61"/>
          <table:table-cell table:style-name="ce74" table:number-columns-repeated="12"/>
          <table:table-cell table:number-columns-repeated="986"/>
        </table:table-row>
        <table:table-row table:style-name="ro8">
          <table:table-cell table:number-columns-repeated="2"/>
          <table:table-cell table:style-name="ce12" office:value-type="string" table:number-columns-spanned="20" table:number-rows-spanned="4">
            <text:p>$PayerBankName$</text:p>
          </table:table-cell>
          <table:covered-table-cell table:number-columns-repeated="19" table:style-name="ce12"/>
          <table:table-cell table:style-name="ce47" office:value-type="string" table:number-columns-spanned="3" table:number-rows-spanned="3">
            <text:p>БИК</text:p>
          </table:table-cell>
          <table:covered-table-cell table:number-columns-repeated="2" table:style-name="ce47"/>
          <table:table-cell table:style-name="ce62" office:value-type="string" table:number-columns-spanned="13" table:number-rows-spanned="3">
            <text:p>$PayerBankBik$</text:p>
          </table:table-cell>
          <table:covered-table-cell table:number-columns-repeated="12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covered-table-cell table:number-columns-repeated="3" table:style-name="ce47"/>
          <table:covered-table-cell table:number-columns-repeated="13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covered-table-cell table:number-columns-repeated="3" table:style-name="ce47"/>
          <table:covered-table-cell table:number-columns-repeated="13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table-cell table:style-name="ce47" office:value-type="string" table:number-columns-spanned="3" table:number-rows-spanned="3">
            <text:p>Сч. №</text:p>
          </table:table-cell>
          <table:covered-table-cell table:number-columns-repeated="2" table:style-name="ce47"/>
          <table:table-cell table:style-name="ce63" office:value-type="string" table:number-columns-spanned="13" table:number-rows-spanned="3">
            <text:p>$PayerBankLoroAccountNumber$</text:p>
          </table:table-cell>
          <table:covered-table-cell table:number-columns-repeated="12" table:style-name="ce63"/>
          <table:table-cell table:number-columns-repeated="986"/>
        </table:table-row>
        <table:table-row table:style-name="ro8">
          <table:table-cell table:number-columns-repeated="2"/>
          <table:table-cell table:style-name="ce14" office:value-type="string" table:number-columns-spanned="20" table:number-rows-spanned="2">
            <text:p>Банк плательщика</text:p>
          </table:table-cell>
          <table:covered-table-cell table:number-columns-repeated="19" table:style-name="ce14"/>
          <table:covered-table-cell table:number-columns-repeated="3" table:style-name="ce47"/>
          <table:covered-table-cell table:number-columns-repeated="13" table:style-name="ce63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4"/>
          <table:covered-table-cell table:number-columns-repeated="3" table:style-name="ce47"/>
          <table:covered-table-cell table:number-columns-repeated="13" table:style-name="ce63"/>
          <table:table-cell table:number-columns-repeated="986"/>
        </table:table-row>
        <table:table-row table:style-name="ro8">
          <table:table-cell table:number-columns-repeated="2"/>
          <table:table-cell table:style-name="ce12" office:value-type="string" table:number-columns-spanned="20" table:number-rows-spanned="4">
            <text:p>$RecipientBankName$</text:p>
          </table:table-cell>
          <table:covered-table-cell table:number-columns-repeated="19" table:style-name="ce12"/>
          <table:table-cell table:style-name="ce47" office:value-type="string" table:number-columns-spanned="3" table:number-rows-spanned="3">
            <text:p>БИК</text:p>
          </table:table-cell>
          <table:covered-table-cell table:number-columns-repeated="2" table:style-name="ce47"/>
          <table:table-cell table:style-name="ce62" office:value-type="string" table:number-columns-spanned="13" table:number-rows-spanned="3">
            <text:p>$RecipientBankBik$</text:p>
          </table:table-cell>
          <table:covered-table-cell table:number-columns-repeated="12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covered-table-cell table:number-columns-repeated="3" table:style-name="ce47"/>
          <table:covered-table-cell table:number-columns-repeated="13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covered-table-cell table:number-columns-repeated="3" table:style-name="ce47"/>
          <table:covered-table-cell table:number-columns-repeated="13" table:style-name="ce62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2"/>
          <table:table-cell table:style-name="ce48" office:value-type="string" table:number-columns-spanned="3" table:number-rows-spanned="3">
            <text:p>Сч. №</text:p>
          </table:table-cell>
          <table:covered-table-cell table:number-columns-repeated="2" table:style-name="ce48"/>
          <table:table-cell table:style-name="ce64" office:value-type="string" table:number-columns-spanned="13" table:number-rows-spanned="3">
            <text:p>$RecipientBankLoroAccountNumber$</text:p>
          </table:table-cell>
          <table:covered-table-cell table:number-columns-repeated="12" table:style-name="ce64"/>
          <table:table-cell table:number-columns-repeated="986"/>
        </table:table-row>
        <table:table-row table:style-name="ro8">
          <table:table-cell table:number-columns-repeated="2"/>
          <table:table-cell table:style-name="ce14" office:value-type="string" table:number-columns-spanned="20" table:number-rows-spanned="2">
            <text:p>Банк получателя</text:p>
          </table:table-cell>
          <table:covered-table-cell table:number-columns-repeated="19" table:style-name="ce14"/>
          <table:covered-table-cell table:number-columns-repeated="3" table:style-name="ce48"/>
          <table:covered-table-cell table:number-columns-repeated="13" table:style-name="ce64"/>
          <table:table-cell table:number-columns-repeated="986"/>
        </table:table-row>
        <table:table-row table:style-name="ro8">
          <table:table-cell table:number-columns-repeated="2"/>
          <table:covered-table-cell table:number-columns-repeated="20" table:style-name="ce14"/>
          <table:covered-table-cell table:number-columns-repeated="3" table:style-name="ce48"/>
          <table:covered-table-cell table:number-columns-repeated="13" table:style-name="ce64"/>
          <table:table-cell table:number-columns-repeated="986"/>
        </table:table-row>
        <table:table-row table:style-name="ro9">
          <table:table-cell table:number-columns-repeated="2"/>
          <table:table-cell table:style-name="ce15" office:value-type="string" table:number-columns-spanned="2" table:number-rows-spanned="1">
            <text:p>ИНН</text:p>
          </table:table-cell>
          <table:covered-table-cell table:style-name="ce15"/>
          <table:table-cell table:style-name="ce25" office:value-type="string" table:number-columns-spanned="8" table:number-rows-spanned="1">
            <text:p>$RecipientInn$</text:p>
          </table:table-cell>
          <table:covered-table-cell table:number-columns-repeated="7" table:style-name="ce25"/>
          <table:table-cell table:style-name="ce36" office:value-type="string" table:number-columns-spanned="2" table:number-rows-spanned="1">
            <text:p>КПП</text:p>
          </table:table-cell>
          <table:covered-table-cell table:style-name="ce36"/>
          <table:table-cell table:style-name="ce25" office:value-type="string" table:number-columns-spanned="8" table:number-rows-spanned="1">
            <text:p>$RecipientKpp$</text:p>
          </table:table-cell>
          <table:covered-table-cell table:number-columns-repeated="7" table:style-name="ce25"/>
          <table:table-cell table:style-name="ce49" office:value-type="string" table:number-columns-spanned="3" table:number-rows-spanned="3">
            <text:p>Сч. №</text:p>
          </table:table-cell>
          <table:covered-table-cell table:number-columns-repeated="2" table:style-name="ce49"/>
          <table:table-cell table:style-name="ce65" office:value-type="string" table:number-columns-spanned="10" table:number-rows-spanned="1">
            <text:p>$RecipientAccountNumber$</text:p>
          </table:table-cell>
          <table:covered-table-cell table:number-columns-repeated="9" table:style-name="ce65"/>
          <table:table-cell table:style-name="ce74" table:number-columns-repeated="3"/>
          <table:table-cell table:number-columns-repeated="986"/>
        </table:table-row>
        <table:table-row table:style-name="ro4">
          <table:table-cell table:number-columns-repeated="2"/>
          <table:table-cell table:style-name="ce16" office:value-type="string" table:number-columns-spanned="20" table:number-rows-spanned="4">
            <text:p>$RecipientName$</text:p>
          </table:table-cell>
          <table:covered-table-cell table:number-columns-repeated="19" table:style-name="ce16"/>
          <table:covered-table-cell table:number-columns-repeated="3" table:style-name="ce49"/>
          <table:table-cell table:style-name="ce66"/>
          <table:table-cell table:style-name="ce75" table:number-columns-repeated="12"/>
          <table:table-cell table:number-columns-repeated="986"/>
        </table:table-row>
        <table:table-row table:style-name="ro10">
          <table:table-cell table:number-columns-repeated="2"/>
          <table:covered-table-cell table:number-columns-repeated="20" table:style-name="ce16"/>
          <table:covered-table-cell table:number-columns-repeated="3" table:style-name="ce49"/>
          <table:table-cell table:style-name="ce67"/>
          <table:table-cell table:style-name="ce76" table:number-columns-repeated="12"/>
          <table:table-cell table:number-columns-repeated="986"/>
        </table:table-row>
        <table:table-row table:style-name="ro11">
          <table:table-cell table:number-columns-repeated="2"/>
          <table:covered-table-cell table:number-columns-repeated="20" table:style-name="ce16"/>
          <table:table-cell table:style-name="ce50" office:value-type="string" table:number-columns-spanned="3" table:number-rows-spanned="1">
            <text:p>Вид оп.</text:p>
          </table:table-cell>
          <table:covered-table-cell table:number-columns-repeated="2" table:style-name="ce50"/>
          <table:table-cell table:style-name="ce68" office:value-type="string" table:number-columns-spanned="4" table:number-rows-spanned="1">
            <text:p>$OperationKind$</text:p>
          </table:table-cell>
          <table:covered-table-cell table:number-columns-repeated="3" table:style-name="ce68"/>
          <table:table-cell table:style-name="ce50" office:value-type="string" table:number-columns-spanned="4" table:number-rows-spanned="1">
            <text:p>Срок.плат.</text:p>
          </table:table-cell>
          <table:covered-table-cell table:number-columns-repeated="3" table:style-name="ce50"/>
          <table:table-cell table:style-name="ce81" table:number-columns-spanned="5" table:number-rows-spanned="1"/>
          <table:covered-table-cell table:number-columns-repeated="4" table:style-name="ce81"/>
          <table:table-cell table:number-columns-repeated="986"/>
        </table:table-row>
        <table:table-row table:style-name="ro11">
          <table:table-cell table:number-columns-repeated="2"/>
          <table:covered-table-cell table:number-columns-repeated="20" table:style-name="ce16"/>
          <table:table-cell table:style-name="ce50" office:value-type="string" table:number-columns-spanned="3" table:number-rows-spanned="1">
            <text:p>Наз. пл.</text:p>
          </table:table-cell>
          <table:covered-table-cell table:number-columns-repeated="2" table:style-name="ce50"/>
          <table:table-cell table:style-name="ce69" table:number-columns-spanned="4" table:number-rows-spanned="1"/>
          <table:covered-table-cell table:number-columns-repeated="3" table:style-name="ce69"/>
          <table:table-cell table:style-name="ce50" office:value-type="string" table:number-columns-spanned="4" table:number-rows-spanned="1">
            <text:p>Очер.плат.</text:p>
          </table:table-cell>
          <table:covered-table-cell table:number-columns-repeated="3" table:style-name="ce50"/>
          <table:table-cell table:style-name="ce82" office:value-type="string" table:number-columns-spanned="5" table:number-rows-spanned="1">
            <text:p>$PaymentPriority$</text:p>
          </table:table-cell>
          <table:covered-table-cell table:number-columns-repeated="4" table:style-name="ce82"/>
          <table:table-cell table:number-columns-repeated="986"/>
        </table:table-row>
        <table:table-row table:style-name="ro7">
          <table:table-cell table:number-columns-repeated="2"/>
          <table:table-cell table:style-name="ce13" office:value-type="string" table:number-columns-spanned="20" table:number-rows-spanned="1">
            <text:p>Получатель</text:p>
          </table:table-cell>
          <table:covered-table-cell table:number-columns-repeated="19" table:style-name="ce13"/>
          <table:table-cell table:style-name="ce50" office:value-type="string" table:number-columns-spanned="3" table:number-rows-spanned="1">
            <text:p>Код</text:p>
          </table:table-cell>
          <table:covered-table-cell table:number-columns-repeated="2" table:style-name="ce50"/>
          <table:table-cell table:style-name="ce68" office:value-type="string" table:number-columns-spanned="4" table:number-rows-spanned="1">
            <text:p>$UIN$</text:p>
          </table:table-cell>
          <table:covered-table-cell table:number-columns-repeated="3" table:style-name="ce68"/>
          <table:table-cell table:style-name="ce50" office:value-type="string" table:number-columns-spanned="4" table:number-rows-spanned="1">
            <text:p>Рез.плат.</text:p>
          </table:table-cell>
          <table:covered-table-cell table:number-columns-repeated="3" table:style-name="ce50"/>
          <table:table-cell table:style-name="ce83" table:number-columns-spanned="5" table:number-rows-spanned="1"/>
          <table:covered-table-cell table:number-columns-repeated="4" table:style-name="ce83"/>
          <table:table-cell table:number-columns-repeated="986"/>
        </table:table-row>
        <table:table-row table:style-name="ro12">
          <table:table-cell table:number-columns-repeated="2"/>
          <table:table-cell table:style-name="ce17" office:value-type="string" table:number-columns-spanned="9" table:number-rows-spanned="2">
            <text:p>$KbkCode$</text:p>
          </table:table-cell>
          <table:covered-table-cell table:number-columns-repeated="8" table:style-name="ce17"/>
          <table:table-cell table:style-name="ce31" office:value-type="string" table:number-columns-spanned="6" table:number-rows-spanned="2">
            <text:p>$OkatoCode$</text:p>
          </table:table-cell>
          <table:covered-table-cell table:number-columns-repeated="5" table:style-name="ce31"/>
          <table:table-cell table:style-name="ce31" table:number-columns-spanned="2" table:number-rows-spanned="2"/>
          <table:covered-table-cell table:style-name="ce31"/>
          <table:table-cell table:style-name="ce31" table:number-columns-spanned="5" table:number-rows-spanned="2"/>
          <table:covered-table-cell table:number-columns-repeated="4" table:style-name="ce31"/>
          <table:table-cell table:style-name="ce56" office:value-type="string" table:number-columns-spanned="7" table:number-rows-spanned="2">
            <text:p>$TaxDocNumber$</text:p>
          </table:table-cell>
          <table:covered-table-cell table:number-columns-repeated="5" table:style-name="ce70"/>
          <table:covered-table-cell table:style-name="ce78"/>
          <table:table-cell table:style-name="ce80" office:value-type="string" table:number-columns-spanned="5" table:number-rows-spanned="2">
            <text:p>$TaxDocDate$</text:p>
          </table:table-cell>
          <table:covered-table-cell table:number-columns-repeated="4" table:style-name="ce80"/>
          <table:table-cell table:style-name="ce87" table:number-columns-spanned="2" table:number-rows-spanned="2"/>
          <table:covered-table-cell table:style-name="ce87"/>
          <table:table-cell table:number-columns-repeated="986"/>
        </table:table-row>
        <table:table-row table:style-name="ro13">
          <table:table-cell table:number-columns-repeated="2"/>
          <table:covered-table-cell table:number-columns-repeated="9" table:style-name="ce17"/>
          <table:covered-table-cell table:number-columns-repeated="13" table:style-name="ce31"/>
          <table:covered-table-cell table:style-name="ce57"/>
          <table:covered-table-cell table:number-columns-repeated="5" table:style-name="ce71"/>
          <table:covered-table-cell table:style-name="ce79"/>
          <table:covered-table-cell table:number-columns-repeated="5" table:style-name="ce80"/>
          <table:covered-table-cell table:number-columns-repeated="2" table:style-name="ce87"/>
          <table:table-cell table:number-columns-repeated="986"/>
        </table:table-row>
        <table:table-row table:style-name="ro3">
          <table:table-cell table:number-columns-repeated="2"/>
          <table:table-cell table:style-name="ce18" office:value-type="string" table:number-columns-spanned="36" table:number-rows-spanned="4">
            <text:p>$PaymentDest$</text:p>
          </table:table-cell>
          <table:covered-table-cell table:number-columns-repeated="35" table:style-name="ce18"/>
          <table:table-cell table:number-columns-repeated="986"/>
        </table:table-row>
        <table:table-row table:style-name="ro7">
          <table:table-cell table:number-columns-repeated="2"/>
          <table:covered-table-cell table:number-columns-repeated="36" table:style-name="ce19"/>
          <table:table-cell table:number-columns-repeated="986"/>
        </table:table-row>
        <table:table-row table:style-name="ro11">
          <table:table-cell table:number-columns-repeated="2"/>
          <table:covered-table-cell table:number-columns-repeated="36" table:style-name="ce19"/>
          <table:table-cell table:number-columns-repeated="986"/>
        </table:table-row>
        <table:table-row table:style-name="ro14">
          <table:table-cell table:number-columns-repeated="2"/>
          <table:covered-table-cell table:number-columns-repeated="36" table:style-name="ce19"/>
          <table:table-cell table:number-columns-repeated="986"/>
        </table:table-row>
        <table:table-row table:style-name="ro15">
          <table:table-cell table:number-columns-repeated="2"/>
          <table:table-cell table:style-name="ce20" office:value-type="string" table:number-columns-spanned="8" table:number-rows-spanned="1">
            <text:p>Назначение платежа</text:p>
          </table:table-cell>
          <table:covered-table-cell table:number-columns-repeated="7" table:style-name="ce20"/>
          <table:table-cell table:style-name="ce30" table:number-columns-repeated="28"/>
          <table:table-cell table:number-columns-repeated="986"/>
        </table:table-row>
        <table:table-row table:style-name="ro3">
          <table:table-cell table:number-columns-repeated="11"/>
          <table:table-cell table:style-name="ce32" office:value-type="string" table:number-columns-spanned="12" table:number-rows-spanned="1">
            <text:p>Подписи</text:p>
          </table:table-cell>
          <table:covered-table-cell table:number-columns-repeated="11" table:style-name="ce32"/>
          <table:table-cell/>
          <table:table-cell table:style-name="ce32" office:value-type="string" table:number-columns-spanned="14" table:number-rows-spanned="1">
            <text:p>Отметки банка получателя</text:p>
          </table:table-cell>
          <table:covered-table-cell table:number-columns-repeated="13" table:style-name="ce32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33" table:number-columns-repeated="12"/>
          <table:table-cell table:number-columns-repeated="1001"/>
        </table:table-row>
        <table:table-row table:style-name="ro3">
          <table:table-cell table:number-columns-repeated="6"/>
          <table:table-cell office:value-type="string">
            <text:p>М. П.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33" table:number-columns-repeated="12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2"/>
          <table:table-cell table:style-name="ce21" table:number-columns-spanned="37" table:number-rows-spanned="1"/>
          <table:covered-table-cell table:number-columns-repeated="36" table:style-name="ce23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17" table:number-rows-repeated="104852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__xlnm.Print_Area" table:base-cell-address="$'Платежное поручение'.$A$1" table:expression="#REF!"/>
        <table:named-expression table:name="__xlnm.Print_Area_1" table:base-cell-address="$'Платежное поручение'.$A$1" table:expression="#REF!"/>
        <table:named-range table:name="__xlnm.Print_Area_2" table:base-cell-address="$'Платежное поручение'.$A$1" table:cell-range-address="$'Платежное поручение'.$A$1:.$AM$48"/>
        <table:named-expression table:name="__xlnm.Print_Area_3" table:base-cell-address="$'Платежное поручение'.$A$1" table:expression="#REF!"/>
        <table:named-expression table:name="__xlnm.Print_Area_4" table:base-cell-address="$'Платежное поручение'.$A$1" table:expression="#REF!"/>
        <table:named-expression table:name="__xlnm.Print_Area_5" table:base-cell-address="$'Платежное поручение'.$A$1" table:expression="#REF!"/>
        <table:named-expression table:name="AdministratorInn" table:base-cell-address="$'Платежное поручение'.$A$1" table:expression="#REF!"/>
        <table:named-expression table:name="AdministratorInn_1" table:base-cell-address="$'Платежное поручение'.$A$1" table:expression="#REF!"/>
        <table:named-range table:name="AdministratorInn_2" table:base-cell-address="$'Платежное поручение'.$A$1" table:cell-range-address="$'Платежное поручение'.$E$10"/>
        <table:named-expression table:name="AdministratorInn_3" table:base-cell-address="$'Платежное поручение'.$A$1" table:expression="#REF!"/>
        <table:named-expression table:name="AdministratorInn_4" table:base-cell-address="$'Платежное поручение'.$A$1" table:expression="#REF!"/>
        <table:named-expression table:name="AdministratorInn_5" table:base-cell-address="$'Платежное поручение'.$A$1" table:expression="#REF!"/>
        <table:named-expression table:name="AdministratorInn_6" table:base-cell-address="$'Платежное поручение'.$A$1" table:expression="#N/A"/>
        <table:named-expression table:name="AdministratorKpp" table:base-cell-address="$'Платежное поручение'.$A$1" table:expression="#REF!"/>
        <table:named-expression table:name="AdministratorKpp_1" table:base-cell-address="$'Платежное поручение'.$A$1" table:expression="#REF!"/>
        <table:named-range table:name="AdministratorKpp_2" table:base-cell-address="$'Платежное поручение'.$A$1" table:cell-range-address="$'Платежное поручение'.$O$10"/>
        <table:named-expression table:name="AdministratorKpp_3" table:base-cell-address="$'Платежное поручение'.$A$1" table:expression="#REF!"/>
        <table:named-expression table:name="AdministratorKpp_4" table:base-cell-address="$'Платежное поручение'.$A$1" table:expression="#REF!"/>
        <table:named-expression table:name="AdministratorKpp_5" table:base-cell-address="$'Платежное поручение'.$A$1" table:expression="#REF!"/>
        <table:named-expression table:name="AdministratorKpp_6" table:base-cell-address="$'Платежное поручение'.$A$1" table:expression="#N/A"/>
        <table:named-expression table:name="BackOffPaymentDate" table:base-cell-address="$'Платежное поручение'.$A$1" table:expression="#REF!"/>
        <table:named-expression table:name="BackOffPaymentDate_1" table:base-cell-address="$'Платежное поручение'.$A$1" table:expression="#REF!"/>
        <table:named-range table:name="BackOffPaymentDate_2" table:base-cell-address="$'Платежное поручение'.$A$1" table:cell-range-address="$'Платежное поручение'.$T$5"/>
        <table:named-expression table:name="BackOffPaymentDate_3" table:base-cell-address="$'Платежное поручение'.$A$1" table:expression="#REF!"/>
        <table:named-expression table:name="BackOffPaymentDate_4" table:base-cell-address="$'Платежное поручение'.$A$1" table:expression="#REF!"/>
        <table:named-expression table:name="BackOffPaymentDate_5" table:base-cell-address="$'Платежное поручение'.$A$1" table:expression="#REF!"/>
        <table:named-expression table:name="BackOffPaymentDate_6" table:base-cell-address="$'Платежное поручение'.$A$1" table:expression="#N/A"/>
        <table:named-expression table:name="BackOffPaymentNo" table:base-cell-address="$'Платежное поручение'.$A$1" table:expression="#REF!"/>
        <table:named-expression table:name="BackOffPaymentNo_1" table:base-cell-address="$'Платежное поручение'.$A$1" table:expression="#REF!"/>
        <table:named-range table:name="BackOffPaymentNo_2" table:base-cell-address="$'Платежное поручение'.$A$1" table:cell-range-address="$'Платежное поручение'.$N$5"/>
        <table:named-expression table:name="BackOffPaymentNo_3" table:base-cell-address="$'Платежное поручение'.$A$1" table:expression="#REF!"/>
        <table:named-expression table:name="BackOffPaymentNo_4" table:base-cell-address="$'Платежное поручение'.$A$1" table:expression="#REF!"/>
        <table:named-expression table:name="BackOffPaymentNo_5" table:base-cell-address="$'Платежное поручение'.$A$1" table:expression="#REF!"/>
        <table:named-expression table:name="BackOffPaymentNo_6" table:base-cell-address="$'Платежное поручение'.$A$1" table:expression="#N/A"/>
        <table:named-expression table:name="BackOffPaymentPayerStatus" table:base-cell-address="$'Платежное поручение'.$A$1" table:expression="#REF!"/>
        <table:named-expression table:name="BackOffPaymentPayerStatus_1" table:base-cell-address="$'Платежное поручение'.$A$1" table:expression="#REF!"/>
        <table:named-range table:name="BackOffPaymentPayerStatus_2" table:base-cell-address="$'Платежное поручение'.$A$1" table:cell-range-address="$'Платежное поручение'.$AL$5"/>
        <table:named-expression table:name="BackOffPaymentPayerStatus_3" table:base-cell-address="$'Платежное поручение'.$A$1" table:expression="#REF!"/>
        <table:named-expression table:name="BackOffPaymentPayerStatus_4" table:base-cell-address="$'Платежное поручение'.$A$1" table:expression="#REF!"/>
        <table:named-expression table:name="BackOffPaymentPayerStatus_5" table:base-cell-address="$'Платежное поручение'.$A$1" table:expression="#REF!"/>
        <table:named-expression table:name="BackOffPaymentPayerStatus_6" table:base-cell-address="$'Платежное поручение'.$A$1" table:expression="#N/A"/>
        <table:named-expression table:name="BackOffSumDecimal" table:base-cell-address="$'Платежное поручение'.$A$1" table:expression="#REF!"/>
        <table:named-expression table:name="BackOffSumDecimal_1" table:base-cell-address="$'Платежное поручение'.$A$1" table:expression="#REF!"/>
        <table:named-range table:name="BackOffSumDecimal_2" table:base-cell-address="$'Платежное поручение'.$A$1" table:cell-range-address="$'Платежное поручение'.$Z$10"/>
        <table:named-expression table:name="BackOffSumDecimal_3" table:base-cell-address="$'Платежное поручение'.$A$1" table:expression="#REF!"/>
        <table:named-expression table:name="BackOffSumDecimal_4" table:base-cell-address="$'Платежное поручение'.$A$1" table:expression="#REF!"/>
        <table:named-expression table:name="BackOffSumDecimal_5" table:base-cell-address="$'Платежное поручение'.$A$1" table:expression="#REF!"/>
        <table:named-expression table:name="BackOffSumDecimal_6" table:base-cell-address="$'Платежное поручение'.$A$1" table:expression="#N/A"/>
        <table:named-expression table:name="BackOffSumString" table:base-cell-address="$'Платежное поручение'.$A$1" table:expression="#REF!"/>
        <table:named-expression table:name="BackOffSumString_1" table:base-cell-address="$'Платежное поручение'.$A$1" table:expression="#REF!"/>
        <table:named-range table:name="BackOffSumString_2" table:base-cell-address="$'Платежное поручение'.$A$1" table:cell-range-address="$'Платежное поручение'.$G$7"/>
        <table:named-expression table:name="BackOffSumString_3" table:base-cell-address="$'Платежное поручение'.$A$1" table:expression="#REF!"/>
        <table:named-expression table:name="BackOffSumString_4" table:base-cell-address="$'Платежное поручение'.$A$1" table:expression="#REF!"/>
        <table:named-expression table:name="BackOffSumString_5" table:base-cell-address="$'Платежное поручение'.$A$1" table:expression="#REF!"/>
        <table:named-expression table:name="BackOffSumString_6" table:base-cell-address="$'Платежное поручение'.$A$1" table:expression="#N/A"/>
        <table:named-expression table:name="DecisionDate" table:base-cell-address="$'Платежное поручение'.$A$1" table:expression="#REF!"/>
        <table:named-expression table:name="DecisionDate_1" table:base-cell-address="$'Платежное поручение'.$A$1" table:expression="#REF!"/>
        <table:named-range table:name="DecisionDate_2" table:base-cell-address="$'Платежное поручение'.$A$1" table:cell-range-address="$'Платежное поручение'.$AF$34"/>
        <table:named-expression table:name="DecisionDate_3" table:base-cell-address="$'Платежное поручение'.$A$1" table:expression="#REF!"/>
        <table:named-expression table:name="DecisionDate_4" table:base-cell-address="$'Платежное поручение'.$A$1" table:expression="#REF!"/>
        <table:named-expression table:name="DecisionDate_5" table:base-cell-address="$'Платежное поручение'.$A$1" table:expression="#REF!"/>
        <table:named-expression table:name="DecisionDate_6" table:base-cell-address="$'Платежное поручение'.$A$1" table:expression="#N/A"/>
        <table:named-expression table:name="DecisionNumber" table:base-cell-address="$'Платежное поручение'.$A$1" table:expression="#REF!"/>
        <table:named-expression table:name="DecisionNumber_1" table:base-cell-address="$'Платежное поручение'.$A$1" table:expression="#REF!"/>
        <table:named-range table:name="DecisionNumber_2" table:base-cell-address="$'Платежное поручение'.$A$1" table:cell-range-address="$'Платежное поручение'.$Y$34"/>
        <table:named-expression table:name="DecisionNumber_3" table:base-cell-address="$'Платежное поручение'.$A$1" table:expression="#REF!"/>
        <table:named-expression table:name="DecisionNumber_4" table:base-cell-address="$'Платежное поручение'.$A$1" table:expression="#REF!"/>
        <table:named-expression table:name="DecisionNumber_5" table:base-cell-address="$'Платежное поручение'.$A$1" table:expression="#REF!"/>
        <table:named-expression table:name="DecisionNumber_6" table:base-cell-address="$'Платежное поручение'.$A$1" table:expression="#N/A"/>
        <table:named-expression table:name="KbkCode" table:base-cell-address="$'Платежное поручение'.$A$1" table:expression="#REF!"/>
        <table:named-expression table:name="KbkCode_1" table:base-cell-address="$'Платежное поручение'.$A$1" table:expression="#REF!"/>
        <table:named-range table:name="KbkCode_2" table:base-cell-address="$'Платежное поручение'.$A$1" table:cell-range-address="$'Платежное поручение'.$C$34"/>
        <table:named-expression table:name="KbkCode_3" table:base-cell-address="$'Платежное поручение'.$A$1" table:expression="#REF!"/>
        <table:named-expression table:name="KbkCode_4" table:base-cell-address="$'Платежное поручение'.$A$1" table:expression="#REF!"/>
        <table:named-expression table:name="KbkCode_5" table:base-cell-address="$'Платежное поручение'.$A$1" table:expression="#REF!"/>
        <table:named-expression table:name="KbkCode_6" table:base-cell-address="$'Платежное поручение'.$A$1" table:expression="#N/A"/>
        <table:named-expression table:name="OfkAccountNumber" table:base-cell-address="$'Платежное поручение'.$A$1" table:expression="#REF!"/>
        <table:named-expression table:name="OfkAccountNumber_1" table:base-cell-address="$'Платежное поручение'.$A$1" table:expression="#REF!"/>
        <table:named-range table:name="OfkAccountNumber_2" table:base-cell-address="$'Платежное поручение'.$A$1" table:cell-range-address="$'Платежное поручение'.$Z$13"/>
        <table:named-expression table:name="OfkAccountNumber_3" table:base-cell-address="$'Платежное поручение'.$A$1" table:expression="#REF!"/>
        <table:named-expression table:name="OfkAccountNumber_4" table:base-cell-address="$'Платежное поручение'.$A$1" table:expression="#REF!"/>
        <table:named-expression table:name="OfkAccountNumber_5" table:base-cell-address="$'Платежное поручение'.$A$1" table:expression="#REF!"/>
        <table:named-expression table:name="OfkAccountNumber_6" table:base-cell-address="$'Платежное поручение'.$A$1" table:expression="#N/A"/>
        <table:named-expression table:name="OfkAdministratorName" table:base-cell-address="$'Платежное поручение'.$A$1" table:expression="#REF!"/>
        <table:named-expression table:name="OfkAdministratorName_1" table:base-cell-address="$'Платежное поручение'.$A$1" table:expression="#REF!"/>
        <table:named-range table:name="OfkAdministratorName_2" table:base-cell-address="$'Платежное поручение'.$A$1" table:cell-range-address="$'Платежное поручение'.$C$11"/>
        <table:named-expression table:name="OfkAdministratorName_3" table:base-cell-address="$'Платежное поручение'.$A$1" table:expression="#REF!"/>
        <table:named-expression table:name="OfkAdministratorName_4" table:base-cell-address="$'Платежное поручение'.$A$1" table:expression="#REF!"/>
        <table:named-expression table:name="OfkAdministratorName_5" table:base-cell-address="$'Платежное поручение'.$A$1" table:expression="#REF!"/>
        <table:named-expression table:name="OfkAdministratorName_6" table:base-cell-address="$'Платежное поручение'.$A$1" table:expression="#N/A"/>
        <table:named-expression table:name="OfkBankBik" table:base-cell-address="$'Платежное поручение'.$A$1" table:expression="#REF!"/>
        <table:named-expression table:name="OfkBankBik_1" table:base-cell-address="$'Платежное поручение'.$A$1" table:expression="#REF!"/>
        <table:named-range table:name="OfkBankBik_2" table:base-cell-address="$'Платежное поручение'.$A$1" table:cell-range-address="$'Платежное поручение'.$Z$16"/>
        <table:named-expression table:name="OfkBankBik_3" table:base-cell-address="$'Платежное поручение'.$A$1" table:expression="#REF!"/>
        <table:named-expression table:name="OfkBankBik_4" table:base-cell-address="$'Платежное поручение'.$A$1" table:expression="#REF!"/>
        <table:named-expression table:name="OfkBankBik_5" table:base-cell-address="$'Платежное поручение'.$A$1" table:expression="#REF!"/>
        <table:named-expression table:name="OfkBankBik_6" table:base-cell-address="$'Платежное поручение'.$A$1" table:expression="#N/A"/>
        <table:named-expression table:name="OfkBankName" table:base-cell-address="$'Платежное поручение'.$A$1" table:expression="#REF!"/>
        <table:named-expression table:name="OfkBankName_1" table:base-cell-address="$'Платежное поручение'.$A$1" table:expression="#REF!"/>
        <table:named-range table:name="OfkBankName_2" table:base-cell-address="$'Платежное поручение'.$A$1" table:cell-range-address="$'Платежное поручение'.$C$16"/>
        <table:named-expression table:name="OfkBankName_3" table:base-cell-address="$'Платежное поручение'.$A$1" table:expression="#REF!"/>
        <table:named-expression table:name="OfkBankName_4" table:base-cell-address="$'Платежное поручение'.$A$1" table:expression="#REF!"/>
        <table:named-expression table:name="OfkBankName_5" table:base-cell-address="$'Платежное поручение'.$A$1" table:expression="#REF!"/>
        <table:named-expression table:name="OfkBankName_6" table:base-cell-address="$'Платежное поручение'.$A$1" table:expression="#N/A"/>
        <table:named-expression table:name="OkatoCode" table:base-cell-address="$'Платежное поручение'.$A$1" table:expression="#REF!"/>
        <table:named-expression table:name="OkatoCode_1" table:base-cell-address="$'Платежное поручение'.$A$1" table:expression="#REF!"/>
        <table:named-range table:name="OkatoCode_2" table:base-cell-address="$'Платежное поручение'.$A$1" table:cell-range-address="$'Платежное поручение'.$L$34"/>
        <table:named-expression table:name="OkatoCode_3" table:base-cell-address="$'Платежное поручение'.$A$1" table:expression="#REF!"/>
        <table:named-expression table:name="OkatoCode_4" table:base-cell-address="$'Платежное поручение'.$A$1" table:expression="#REF!"/>
        <table:named-expression table:name="OkatoCode_5" table:base-cell-address="$'Платежное поручение'.$A$1" table:expression="#REF!"/>
        <table:named-expression table:name="OkatoCode_6" table:base-cell-address="$'Платежное поручение'.$A$1" table:expression="#N/A"/>
        <table:named-expression table:name="OperationKind" table:base-cell-address="$'Платежное поручение'.$A$1" table:expression="#REF!"/>
        <table:named-expression table:name="OperationKind_1" table:base-cell-address="$'Платежное поручение'.$A$1" table:expression="#REF!"/>
        <table:named-range table:name="OperationKind_2" table:base-cell-address="$'Платежное поручение'.$A$1" table:cell-range-address="$'Платежное поручение'.$Z$31"/>
        <table:named-expression table:name="OperationKind_3" table:base-cell-address="$'Платежное поручение'.$A$1" table:expression="#REF!"/>
        <table:named-expression table:name="OperationKind_4" table:base-cell-address="$'Платежное поручение'.$A$1" table:expression="#REF!"/>
        <table:named-expression table:name="OperationKind_5" table:base-cell-address="$'Платежное поручение'.$A$1" table:expression="#REF!"/>
        <table:named-expression table:name="OperationKind_6" table:base-cell-address="$'Платежное поручение'.$A$1" table:expression="#N/A"/>
        <table:named-expression table:name="PaymentDest" table:base-cell-address="$'Платежное поручение'.$A$1" table:expression="#REF!"/>
        <table:named-expression table:name="PaymentDest_1" table:base-cell-address="$'Платежное поручение'.$A$1" table:expression="#REF!"/>
        <table:named-range table:name="PaymentDest_2" table:base-cell-address="$'Платежное поручение'.$A$1" table:cell-range-address="$'Платежное поручение'.$C$38"/>
        <table:named-expression table:name="PaymentDest_3" table:base-cell-address="$'Платежное поручение'.$A$1" table:expression="#REF!"/>
        <table:named-expression table:name="PaymentDest_4" table:base-cell-address="$'Платежное поручение'.$A$1" table:expression="#REF!"/>
        <table:named-expression table:name="PaymentDest_5" table:base-cell-address="$'Платежное поручение'.$A$1" table:expression="#REF!"/>
        <table:named-expression table:name="PaymentDest_6" table:base-cell-address="$'Платежное поручение'.$A$1" table:expression="#N/A"/>
        <table:named-expression table:name="PaymentPriority" table:base-cell-address="$'Платежное поручение'.$A$1" table:expression="#REF!"/>
        <table:named-expression table:name="PaymentPriority_1" table:base-cell-address="$'Платежное поручение'.$A$1" table:expression="#REF!"/>
        <table:named-range table:name="PaymentPriority_2" table:base-cell-address="$'Платежное поручение'.$A$1" table:cell-range-address="$'Платежное поручение'.$AH$32"/>
        <table:named-expression table:name="PaymentPriority_3" table:base-cell-address="$'Платежное поручение'.$A$1" table:expression="#REF!"/>
        <table:named-expression table:name="PaymentPriority_4" table:base-cell-address="$'Платежное поручение'.$A$1" table:expression="#REF!"/>
        <table:named-expression table:name="PaymentPriority_5" table:base-cell-address="$'Платежное поручение'.$A$1" table:expression="#REF!"/>
        <table:named-expression table:name="PaymentPriority_6" table:base-cell-address="$'Платежное поручение'.$A$1" table:expression="#N/A"/>
        <table:named-expression table:name="RecipientAccountNumber" table:base-cell-address="$'Платежное поручение'.$A$1" table:expression="#REF!"/>
        <table:named-expression table:name="RecipientAccountNumber_1" table:base-cell-address="$'Платежное поручение'.$A$1" table:expression="#REF!"/>
        <table:named-range table:name="RecipientAccountNumber_2" table:base-cell-address="$'Платежное поручение'.$A$1" table:cell-range-address="$'Платежное поручение'.$Z$28"/>
        <table:named-expression table:name="RecipientAccountNumber_3" table:base-cell-address="$'Платежное поручение'.$A$1" table:expression="#REF!"/>
        <table:named-expression table:name="RecipientAccountNumber_4" table:base-cell-address="$'Платежное поручение'.$A$1" table:expression="#REF!"/>
        <table:named-expression table:name="RecipientAccountNumber_5" table:base-cell-address="$'Платежное поручение'.$A$1" table:expression="#REF!"/>
        <table:named-expression table:name="RecipientAccountNumber_6" table:base-cell-address="$'Платежное поручение'.$A$1" table:expression="#N/A"/>
        <table:named-expression table:name="RecipientBankBik" table:base-cell-address="$'Платежное поручение'.$A$1" table:expression="#REF!"/>
        <table:named-expression table:name="RecipientBankBik_1" table:base-cell-address="$'Платежное поручение'.$A$1" table:expression="#REF!"/>
        <table:named-range table:name="RecipientBankBik_2" table:base-cell-address="$'Платежное поручение'.$A$1" table:cell-range-address="$'Платежное поручение'.$Z$22"/>
        <table:named-expression table:name="RecipientBankBik_3" table:base-cell-address="$'Платежное поручение'.$A$1" table:expression="#REF!"/>
        <table:named-expression table:name="RecipientBankBik_4" table:base-cell-address="$'Платежное поручение'.$A$1" table:expression="#REF!"/>
        <table:named-expression table:name="RecipientBankBik_5" table:base-cell-address="$'Платежное поручение'.$A$1" table:expression="#REF!"/>
        <table:named-expression table:name="RecipientBankBik_6" table:base-cell-address="$'Платежное поручение'.$A$1" table:expression="#N/A"/>
        <table:named-expression table:name="RecipientBankLoroAccountNumber" table:base-cell-address="$'Платежное поручение'.$A$1" table:expression="#REF!"/>
        <table:named-expression table:name="RecipientBankLoroAccountNumber_1" table:base-cell-address="$'Платежное поручение'.$A$1" table:expression="#REF!"/>
        <table:named-range table:name="RecipientBankLoroAccountNumber_2" table:base-cell-address="$'Платежное поручение'.$A$1" table:cell-range-address="$'Платежное поручение'.$Z$25"/>
        <table:named-expression table:name="RecipientBankLoroAccountNumber_3" table:base-cell-address="$'Платежное поручение'.$A$1" table:expression="#REF!"/>
        <table:named-expression table:name="RecipientBankLoroAccountNumber_4" table:base-cell-address="$'Платежное поручение'.$A$1" table:expression="#REF!"/>
        <table:named-expression table:name="RecipientBankLoroAccountNumber_5" table:base-cell-address="$'Платежное поручение'.$A$1" table:expression="#REF!"/>
        <table:named-expression table:name="RecipientBankLoroAccountNumber_6" table:base-cell-address="$'Платежное поручение'.$A$1" table:expression="#N/A"/>
        <table:named-expression table:name="RecipientBankName" table:base-cell-address="$'Платежное поручение'.$A$1" table:expression="#REF!"/>
        <table:named-expression table:name="RecipientBankName_1" table:base-cell-address="$'Платежное поручение'.$A$1" table:expression="#REF!"/>
        <table:named-range table:name="RecipientBankName_2" table:base-cell-address="$'Платежное поручение'.$A$1" table:cell-range-address="$'Платежное поручение'.$C$22"/>
        <table:named-expression table:name="RecipientBankName_3" table:base-cell-address="$'Платежное поручение'.$A$1" table:expression="#REF!"/>
        <table:named-expression table:name="RecipientBankName_4" table:base-cell-address="$'Платежное поручение'.$A$1" table:expression="#REF!"/>
        <table:named-expression table:name="RecipientBankName_5" table:base-cell-address="$'Платежное поручение'.$A$1" table:expression="#REF!"/>
        <table:named-expression table:name="RecipientBankName_6" table:base-cell-address="$'Платежное поручение'.$A$1" table:expression="#N/A"/>
        <table:named-expression table:name="RecipientInn" table:base-cell-address="$'Платежное поручение'.$A$1" table:expression="#REF!"/>
        <table:named-expression table:name="RecipientInn_1" table:base-cell-address="$'Платежное поручение'.$A$1" table:expression="#REF!"/>
        <table:named-range table:name="RecipientInn_2" table:base-cell-address="$'Платежное поручение'.$A$1" table:cell-range-address="$'Платежное поручение'.$E$28"/>
        <table:named-expression table:name="RecipientInn_3" table:base-cell-address="$'Платежное поручение'.$A$1" table:expression="#REF!"/>
        <table:named-expression table:name="RecipientInn_4" table:base-cell-address="$'Платежное поручение'.$A$1" table:expression="#REF!"/>
        <table:named-expression table:name="RecipientInn_5" table:base-cell-address="$'Платежное поручение'.$A$1" table:expression="#REF!"/>
        <table:named-expression table:name="RecipientInn_6" table:base-cell-address="$'Платежное поручение'.$A$1" table:expression="#N/A"/>
        <table:named-expression table:name="RecipientKpp" table:base-cell-address="$'Платежное поручение'.$A$1" table:expression="#REF!"/>
        <table:named-expression table:name="RecipientKpp_1" table:base-cell-address="$'Платежное поручение'.$A$1" table:expression="#REF!"/>
        <table:named-range table:name="RecipientKpp_2" table:base-cell-address="$'Платежное поручение'.$A$1" table:cell-range-address="$'Платежное поручение'.$O$28"/>
        <table:named-expression table:name="RecipientKpp_3" table:base-cell-address="$'Платежное поручение'.$A$1" table:expression="#REF!"/>
        <table:named-expression table:name="RecipientKpp_4" table:base-cell-address="$'Платежное поручение'.$A$1" table:expression="#REF!"/>
        <table:named-expression table:name="RecipientKpp_5" table:base-cell-address="$'Платежное поручение'.$A$1" table:expression="#REF!"/>
        <table:named-expression table:name="RecipientKpp_6" table:base-cell-address="$'Платежное поручение'.$A$1" table:expression="#N/A"/>
        <table:named-expression table:name="RecipientName" table:base-cell-address="$'Платежное поручение'.$A$1" table:expression="#REF!"/>
        <table:named-expression table:name="RecipientName_1" table:base-cell-address="$'Платежное поручение'.$A$1" table:expression="#REF!"/>
        <table:named-range table:name="RecipientName_2" table:base-cell-address="$'Платежное поручение'.$A$1" table:cell-range-address="$'Платежное поручение'.$C$29"/>
        <table:named-expression table:name="RecipientName_3" table:base-cell-address="$'Платежное поручение'.$A$1" table:expression="#REF!"/>
        <table:named-expression table:name="RecipientName_4" table:base-cell-address="$'Платежное поручение'.$A$1" table:expression="#REF!"/>
        <table:named-expression table:name="RecipientName_5" table:base-cell-address="$'Платежное поручение'.$A$1" table:expression="#REF!"/>
        <table:named-expression table:name="RecipientName_6" table:base-cell-address="$'Платежное поручение'.$A$1" table:expression="#N/A"/>
        <table:named-expression table:name="RecipientName2" table:base-cell-address="$'Платежное поручение'.$A$1" table:expression="#REF!"/>
        <table:named-expression table:name="RecipientName2_1" table:base-cell-address="$'Платежное поручение'.$A$1" table:expression="#REF!"/>
        <table:named-range table:name="RecipientName2_2" table:base-cell-address="$'Платежное поручение'.$A$1" table:cell-range-address="$'Платежное поручение'.$C$39"/>
        <table:named-expression table:name="RecipientName2_3" table:base-cell-address="$'Платежное поручение'.$A$1" table:expression="#REF!"/>
        <table:named-expression table:name="RecipientName2_4" table:base-cell-address="$'Платежное поручение'.$A$1" table:expression="#REF!"/>
        <table:named-expression table:name="RecipientName2_5" table:base-cell-address="$'Платежное поручение'.$A$1" table:expression="#REF!"/>
        <table:named-expression table:name="RecipientName2_6" table:base-cell-address="$'Платежное поручение'.$A$1" table:expression="#N/A"/>
        <table:named-range table:name="_xlnm.Print_Area" table:base-cell-address="$'Платежное поручение'.$A$1" table:cell-range-address="$'Платежное поручение'.$A$1:.$AM$4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6P0" style:volatile="true">
      <number:number number:decimal-places="2" number:min-integer-digits="1" number:grouping="true"/>
      <number:text>р.</number:text>
    </number:number-style>
    <number:number-style style:name="N106">
      <number:text>-</number:text>
      <number:number number:decimal-places="2" number:min-integer-digits="1" number:grouping="true"/>
      <number:text>р.</number:text>
      <style:map style:condition="value()&gt;=0" style:apply-style-name="N106P0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date-style style:name="N5109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0" number:language="ru" number:country="RU">
      <number:month number:textual="true"/>
      <number:text>.</number:text>
      <number:year/>
    </number:date-style>
    <number:time-style style:name="N5111" number:language="ru" number:country="RU">
      <number:hours/>
      <number:text>:</number:text>
      <number:minutes number:style="long"/>
      <number:text> </number:text>
      <number:am-pm/>
    </number:time-style>
    <number:time-style style:name="N5112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</number:time-style>
    <number:time-style style:name="N5114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5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ru" number:country="RU">
      <number:number number:decimal-places="0" number:min-integer-digits="1" number:grouping="true"/>
      <number:text>   </number:text>
    </number:number-style>
    <number:number-style style:name="N5116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2" number:min-integer-digits="1" number:grouping="true"/>
      <number:text>   </number:text>
    </number:number-style>
    <number:number-style style:name="N5118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ru" number:country="RU">
      <number:text> -    </number:text>
    </number:number-style>
    <number:text-style style:name="N5120" number:language="ru" number:country="R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1P2" style:volatile="true" number:language="ru" number:country="RU">
      <number:text> -р.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ru" number:country="RU">
      <number:minutes number:style="long"/>
      <number:text>:</number:text>
      <number:seconds number:style="long"/>
    </number:time-style>
    <number:time-style style:name="N5125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ru" number:country="RU">
      <number:minutes number:style="long"/>
      <number:text>:</number:text>
      <number:seconds number:style="long" number:decimal-places="1"/>
    </number:time-style>
    <number:number-style style:name="N5127" number:language="ru" number:country="RU">
      <number:scientific-number number:decimal-places="1" number:min-integer-digits="3" number:min-exponent-digits="1"/>
    </number:number-style>
    <number:number-style style:name="N5128P0" style:volatile="true" number:language="ru" number:country="RU">
      <number:number number:decimal-places="2" number:min-integer-digits="1" number:grouping="true"/>
      <number:text>р.</number:text>
    </number:number-style>
    <number:number-style style:name="N512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28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0.499cm" fo:margin-left="0.499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5.09.2014</text:date>, <text:time>10:25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тежное_20_поручение" style:display-name="PageStyle_Платежное поручени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OpenOffice.org/3.4.1$Win32 OpenOffice.org_project/341m1$Build-9593</meta:generator>
  </office:meta>
</office:document-meta>
</file>